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b54" officeooo:paragraph-rsid="000d4b54"/>
    </style:style>
    <style:style style:name="P2" style:family="paragraph" style:parent-style-name="Standard">
      <style:text-properties officeooo:rsid="000d4b54" officeooo:paragraph-rsid="0010bbe0"/>
    </style:style>
    <style:style style:name="P3" style:family="paragraph" style:parent-style-name="Standard">
      <style:text-properties officeooo:rsid="000c9cce" officeooo:paragraph-rsid="0010bbe0"/>
    </style:style>
    <style:style style:name="P4" style:family="paragraph" style:parent-style-name="Standard">
      <style:text-properties officeooo:rsid="000b944e" officeooo:paragraph-rsid="0010bbe0"/>
    </style:style>
    <style:style style:name="P5" style:family="paragraph" style:parent-style-name="Standard">
      <style:text-properties officeooo:rsid="0010bbe0" officeooo:paragraph-rsid="0010bbe0"/>
    </style:style>
    <style:style style:name="T1" style:family="text">
      <style:text-properties officeooo:rsid="000ec6d9"/>
    </style:style>
    <style:style style:name="T2" style:family="text">
      <style:text-properties officeooo:rsid="0010bbe0"/>
    </style:style>
    <style:style style:name="T3" style:family="text">
      <style:text-properties officeooo:rsid="000b944e"/>
    </style:style>
    <style:style style:name="T4" style:family="text">
      <style:text-properties officeooo:rsid="000c9c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Java is Statically and Dynamically Typed and Strongly Typed Language.</text:p>
      <text:p text:style-name="P1">Statically Typed Language – Consider data type at compile time.</text:p>
      <text:p text:style-name="P1">Dynamically Typed Language – Consider data type at run time.</text:p>
      <text:p text:style-name="P1">Strongly Typed Language – Consider data type strictly.</text:p>
      <text:p text:style-name="P1">Loosely Typed Language – Consider data type loosely.</text:p>
      <text:p text:style-name="P1"/>
      <text:p text:style-name="P1">2.Case sensitive – ability to identify difference between upper case and lowercase letters.</text:p>
      <text:p text:style-name="P1"><text:tab/>Ex – Java.C#,C</text:p>
      <text:p text:style-name="P1"/>
      <text:p text:style-name="P1">Case insensitive – Not ability to identify uppercase and lowercase letters and doesn’t matter.</text:p>
      <text:p text:style-name="P1"><text:tab/>Ex- ABAP,Ada,Fortran,SQL</text:p>
      <text:p text:style-name="P1"/>
      <text:p text:style-name="P1">case sensitive-insensitive – uppercase and lowercase doesn’t matter.</text:p>
      <text:p text:style-name="P1"/>
      <text:p text:style-name="P1">3.<text:span text:style-name="T1">Identity Conversion – A conversion from a type to that same type is permitted for any type. Assigning two instance of same type is identity conversion.</text:span></text:p>
      <text:p text:style-name="P1"/>
      <text:p text:style-name="P2"><text:tab/><text:span text:style-name="T3">Integer i1;</text:span></text:p>
      <text:p text:style-name="P4"><text:tab/>Integer i2 = new Integer(2);</text:p>
      <text:p text:style-name="P4"><text:tab/>i1 = i2; </text:p>
      <text:p text:style-name="P4"><text:tab/>i1 = (Integer) i2;</text:p>
      <text:p text:style-name="P4"/>
      <text:p text:style-name="P4"><text:tab/><text:span text:style-name="T4">double d1;</text:span></text:p>
      <text:p text:style-name="P4"><text:tab/><text:span text:style-name="T4">double d2=new Double(56);</text:span></text:p>
      <text:p text:style-name="P3"><text:tab/>d1=d2;</text:p>
      <text:p text:style-name="P3"><text:tab/>d1=(Double)d2;</text:p>
      <text:p text:style-name="P3"/>
      <text:p text:style-name="P5">4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02:04.533031928</meta:creation-date>
    <meta:generator>LibreOffice/7.3.7.2$Linux_X86_64 LibreOffice_project/30$Build-2</meta:generator>
    <dc:date>2023-08-01T19:29:25.970959225</dc:date>
    <meta:editing-duration>PT6M</meta:editing-duration>
    <meta:editing-cycles>2</meta:editing-cycles>
    <meta:document-statistic meta:table-count="0" meta:image-count="0" meta:object-count="0" meta:page-count="1" meta:paragraph-count="20" meta:word-count="125" meta:character-count="877" meta:non-whitespace-character-count="752"/>
  </office:meta>
</office:document-meta>
</file>